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officeooo:rsid="000720c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97cm" fo:text-indent="-0.635cm" fo:margin-left="1.69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32cm" fo:text-indent="-0.635cm" fo:margin-left="2.33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67cm" fo:text-indent="-0.635cm" fo:margin-left="2.96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602cm" fo:text-indent="-0.635cm" fo:margin-left="3.602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72cm" fo:text-indent="-0.635cm" fo:margin-left="4.87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07cm" fo:text-indent="-0.635cm" fo:margin-left="5.50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77cm" fo:text-indent="-0.635cm" fo:margin-left="6.77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ftware Developer @ DataHorizon,<text:span text:style-name="T1">UK</text:span></text:p>
      <text:p text:style-name="Standard">September 2021 - November 2022 <text:tab/></text:p>
      <text:list xml:id="list2216799512" text:style-name="L1">
        <text:list-item>
          <text:p text:style-name="P1">Created and modified mobile and desktop apps as well as their back-end web services.</text:p>
        </text:list-item>
        <text:list-item>
          <text:p text:style-name="P1">Contributed to the design and maintenance of relational databases.</text:p>
        </text:list-item>
        <text:list-item>
          <text:p text:style-name="P1">Refactored portions of the code to fit with modern design patterns.</text:p>
        </text:list-item>
        <text:list-item>
          <text:p text:style-name="P1">Provided data illustration and presentation using interactive graphs and reports.</text:p>
        </text:list-item>
      </text:list>
      <text:p text:style-name="Standard"/>
      <text:p text:style-name="Standard"/>
      <text:p text:style-name="Standard">• I was part of two projects before the company closed.</text:p>
      <text:p text:style-name="Standard">• NPMS Project (Nigerian National Oil Production Monitoring System):</text:p>
      <text:p text:style-name="Standard">– Enhanced functionality of a Windows Forms application utilizing</text:p>
      <text:p text:style-name="Standard">DevExpress components and written in C#.</text:p>
      <text:p text:style-name="Standard">– Leveraged SQL to access an Oracle Database on a local computer.</text:p>
      <text:p text:style-name="Standard">– Implemented new reports generated using DevExpress, based on the</text:p>
      <text:p text:style-name="Standard">acquired data.</text:p>
      <text:p text:style-name="Standard">• Anaconda Project (Data Collection and Monitoring System):</text:p>
      <text:p text:style-name="Standard">– Refactored significant portions of the WPF application to adhere to the</text:p>
      <text:p text:style-name="Standard">MVVM pattern using .NET Core 6. Then started development of a MAUI</text:p>
      <text:p text:style-name="Standard">application for Android with these ViewModels.</text:p>
      <text:p text:style-name="Standard">– Adapted a custom graphing control to utilise SkiaSharp for enhanced</text:p>
      <text:p text:style-name="Standard">data visualisation.</text:p>
      <text:p text:style-name="Standard">– Established a WCF service to facilitate remote data access from a</text:p>
      <text:p text:style-name="Standard">Microsoft SQL Server Database.</text:p>
      <text:p text:style-name="Standard">– Worked on a microprocessor, involving Analog to Digital conversion and</text:p>
      <text:p text:style-name="Standard">Serial Communications using Embedded C in Code Composer Studio</text:p>
      <text:p text:style-name="Standard">with an MSP430 chip from Texas Instrumen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9T08:31:08.207000000</dc:date>
    <meta:editing-duration>PT6M12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4" meta:word-count="203" meta:character-count="1348" meta:non-whitespace-character-count="1164"/>
  </office:meta>
</office:document-meta>
</file>